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181e"/>
      <style:text-properties fo:color="#ffffff" fo:font-weight="bold" style:font-weight-asian="bold" style:font-weight-complex="bold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80.41mm" svg:y="30.81mm">
            <draw:object draw:notify-on-update-of-ranges="Sheet1.B11:Sheet1.B31 Sheet1.C11:Shee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Default" table:formula="of:=0.03164557" office:value-type="float" office:value="0.03164557" calcext:value-type="float">
            <text:p>0,03164557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DP/Dx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R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table:formula="of:=[.$B$1]/[.$B$2]" office:value-type="float" office:value="0.015822785" calcext:value-type="float">
            <text:p>0,015822785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table:formula="of:=[.A4]*(AVERAGE([.C11:.C31]))*[.D4]/[.C4]" office:value-type="float" office:value="100.210971666667" calcext:value-type="float">
            <text:p>100,210971666667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x</text:p>
          </table:table-cell>
          <table:table-cell table:number-columns-repeated="2"/>
        </table:table-row>
        <table:table-row table:style-name="ro1">
          <table:table-cell/>
          <table:table-cell table:formula="of:=IF(NOT(ISNUMBER([.B10]));0;[.B10]+[.$D$4]/20)" office:value-type="float" office:value="0" calcext:value-type="float">
            <text:p>0</text:p>
          </table:table-cell>
          <table:table-cell table:formula="of:=(1/[.$C$4])*([.$B$4])*([.B11]/2)*([.$D$4]-[.B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IF(NOT(ISNUMBER([.B11]));0;[.B11]+[.$D$4]/20)" office:value-type="float" office:value="0.01" calcext:value-type="float">
            <text:p>0,01</text:p>
          </table:table-cell>
          <table:table-cell table:formula="of:=(1/[.$C$4])*([.$B$4])*([.B12]/2)*([.$D$4]-[.B12])" office:value-type="float" office:value="0.001503164575" calcext:value-type="float">
            <text:p>0,001503164575</text:p>
          </table:table-cell>
          <table:table-cell table:number-columns-repeated="2"/>
        </table:table-row>
        <table:table-row table:style-name="ro1">
          <table:table-cell/>
          <table:table-cell table:formula="of:=IF(NOT(ISNUMBER([.B12]));0;[.B12]+[.$D$4]/20)" office:value-type="float" office:value="0.02" calcext:value-type="float">
            <text:p>0,02</text:p>
          </table:table-cell>
          <table:table-cell table:formula="of:=(1/[.$C$4])*([.$B$4])*([.B13]/2)*([.$D$4]-[.B13])" office:value-type="float" office:value="0.0028481013" calcext:value-type="float">
            <text:p>0,0028481013</text:p>
          </table:table-cell>
          <table:table-cell table:number-columns-repeated="2"/>
        </table:table-row>
        <table:table-row table:style-name="ro1">
          <table:table-cell/>
          <table:table-cell table:formula="of:=IF(NOT(ISNUMBER([.B13]));0;[.B13]+[.$D$4]/20)" office:value-type="float" office:value="0.03" calcext:value-type="float">
            <text:p>0,03</text:p>
          </table:table-cell>
          <table:table-cell table:formula="of:=(1/[.$C$4])*([.$B$4])*([.B14]/2)*([.$D$4]-[.B14])" office:value-type="float" office:value="0.004034810175" calcext:value-type="float">
            <text:p>0,004034810175</text:p>
          </table:table-cell>
          <table:table-cell table:number-columns-repeated="2"/>
        </table:table-row>
        <table:table-row table:style-name="ro1">
          <table:table-cell/>
          <table:table-cell table:formula="of:=IF(NOT(ISNUMBER([.B14]));0;[.B14]+[.$D$4]/20)" office:value-type="float" office:value="0.04" calcext:value-type="float">
            <text:p>0,04</text:p>
          </table:table-cell>
          <table:table-cell table:formula="of:=(1/[.$C$4])*([.$B$4])*([.B15]/2)*([.$D$4]-[.B15])" office:value-type="float" office:value="0.0050632912" calcext:value-type="float">
            <text:p>0,0050632912</text:p>
          </table:table-cell>
          <table:table-cell table:number-columns-repeated="2"/>
        </table:table-row>
        <table:table-row table:style-name="ro1">
          <table:table-cell/>
          <table:table-cell table:formula="of:=IF(NOT(ISNUMBER([.B15]));0;[.B15]+[.$D$4]/20)" office:value-type="float" office:value="0.05" calcext:value-type="float">
            <text:p>0,05</text:p>
          </table:table-cell>
          <table:table-cell table:formula="of:=(1/[.$C$4])*([.$B$4])*([.B16]/2)*([.$D$4]-[.B16])" office:value-type="float" office:value="0.005933544375" calcext:value-type="float">
            <text:p>0,005933544375</text:p>
          </table:table-cell>
          <table:table-cell table:number-columns-repeated="2"/>
        </table:table-row>
        <table:table-row table:style-name="ro1">
          <table:table-cell/>
          <table:table-cell table:formula="of:=IF(NOT(ISNUMBER([.B16]));0;[.B16]+[.$D$4]/20)" office:value-type="float" office:value="0.06" calcext:value-type="float">
            <text:p>0,06</text:p>
          </table:table-cell>
          <table:table-cell table:formula="of:=(1/[.$C$4])*([.$B$4])*([.B17]/2)*([.$D$4]-[.B17])" office:value-type="float" office:value="0.0066455697" calcext:value-type="float">
            <text:p>0,0066455697</text:p>
          </table:table-cell>
          <table:table-cell table:number-columns-repeated="2"/>
        </table:table-row>
        <table:table-row table:style-name="ro1">
          <table:table-cell/>
          <table:table-cell table:formula="of:=IF(NOT(ISNUMBER([.B17]));0;[.B17]+[.$D$4]/20)" office:value-type="float" office:value="0.07" calcext:value-type="float">
            <text:p>0,07</text:p>
          </table:table-cell>
          <table:table-cell table:formula="of:=(1/[.$C$4])*([.$B$4])*([.B18]/2)*([.$D$4]-[.B18])" office:value-type="float" office:value="0.007199367175" calcext:value-type="float">
            <text:p>0,007199367175</text:p>
          </table:table-cell>
          <table:table-cell table:number-columns-repeated="2"/>
        </table:table-row>
        <table:table-row table:style-name="ro1">
          <table:table-cell/>
          <table:table-cell table:formula="of:=IF(NOT(ISNUMBER([.B18]));0;[.B18]+[.$D$4]/20)" office:value-type="float" office:value="0.08" calcext:value-type="float">
            <text:p>0,08</text:p>
          </table:table-cell>
          <table:table-cell table:formula="of:=(1/[.$C$4])*([.$B$4])*([.B19]/2)*([.$D$4]-[.B19])" office:value-type="float" office:value="0.0075949368" calcext:value-type="float">
            <text:p>0,0075949368</text:p>
          </table:table-cell>
          <table:table-cell table:number-columns-repeated="2"/>
        </table:table-row>
        <table:table-row table:style-name="ro1">
          <table:table-cell/>
          <table:table-cell table:formula="of:=IF(NOT(ISNUMBER([.B19]));0;[.B19]+[.$D$4]/20)" office:value-type="float" office:value="0.09" calcext:value-type="float">
            <text:p>0,09</text:p>
          </table:table-cell>
          <table:table-cell table:formula="of:=(1/[.$C$4])*([.$B$4])*([.B20]/2)*([.$D$4]-[.B20])" office:value-type="float" office:value="0.007832278575" calcext:value-type="float">
            <text:p>0,007832278575</text:p>
          </table:table-cell>
          <table:table-cell table:number-columns-repeated="2"/>
        </table:table-row>
        <table:table-row table:style-name="ro1">
          <table:table-cell/>
          <table:table-cell table:formula="of:=IF(NOT(ISNUMBER([.B20]));0;[.B20]+[.$D$4]/20)" office:value-type="float" office:value="0.1" calcext:value-type="float">
            <text:p>0,1</text:p>
          </table:table-cell>
          <table:table-cell table:formula="of:=(1/[.$C$4])*([.$B$4])*([.B21]/2)*([.$D$4]-[.B21])" office:value-type="float" office:value="0.0079113925" calcext:value-type="float">
            <text:p>0,0079113925</text:p>
          </table:table-cell>
          <table:table-cell table:number-columns-repeated="2"/>
        </table:table-row>
        <table:table-row table:style-name="ro1">
          <table:table-cell/>
          <table:table-cell table:formula="of:=IF(NOT(ISNUMBER([.B21]));0;[.B21]+[.$D$4]/20)" office:value-type="float" office:value="0.11" calcext:value-type="float">
            <text:p>0,11</text:p>
          </table:table-cell>
          <table:table-cell table:formula="of:=(1/[.$C$4])*([.$B$4])*([.B22]/2)*([.$D$4]-[.B22])" office:value-type="float" office:value="0.007832278575" calcext:value-type="float">
            <text:p>0,007832278575</text:p>
          </table:table-cell>
          <table:table-cell table:number-columns-repeated="2"/>
        </table:table-row>
        <table:table-row table:style-name="ro1">
          <table:table-cell/>
          <table:table-cell table:formula="of:=IF(NOT(ISNUMBER([.B22]));0;[.B22]+[.$D$4]/20)" office:value-type="float" office:value="0.12" calcext:value-type="float">
            <text:p>0,12</text:p>
          </table:table-cell>
          <table:table-cell table:formula="of:=(1/[.$C$4])*([.$B$4])*([.B23]/2)*([.$D$4]-[.B23])" office:value-type="float" office:value="0.0075949368" calcext:value-type="float">
            <text:p>0,0075949368</text:p>
          </table:table-cell>
          <table:table-cell table:number-columns-repeated="2"/>
        </table:table-row>
        <table:table-row table:style-name="ro1">
          <table:table-cell/>
          <table:table-cell table:formula="of:=IF(NOT(ISNUMBER([.B23]));0;[.B23]+[.$D$4]/20)" office:value-type="float" office:value="0.13" calcext:value-type="float">
            <text:p>0,13</text:p>
          </table:table-cell>
          <table:table-cell table:formula="of:=(1/[.$C$4])*([.$B$4])*([.B24]/2)*([.$D$4]-[.B24])" office:value-type="float" office:value="0.007199367175" calcext:value-type="float">
            <text:p>0,007199367175</text:p>
          </table:table-cell>
          <table:table-cell table:number-columns-repeated="2"/>
        </table:table-row>
        <table:table-row table:style-name="ro1">
          <table:table-cell/>
          <table:table-cell table:formula="of:=IF(NOT(ISNUMBER([.B24]));0;[.B24]+[.$D$4]/20)" office:value-type="float" office:value="0.14" calcext:value-type="float">
            <text:p>0,14</text:p>
          </table:table-cell>
          <table:table-cell table:formula="of:=(1/[.$C$4])*([.$B$4])*([.B25]/2)*([.$D$4]-[.B25])" office:value-type="float" office:value="0.0066455697" calcext:value-type="float">
            <text:p>0,0066455697</text:p>
          </table:table-cell>
          <table:table-cell table:number-columns-repeated="2"/>
        </table:table-row>
        <table:table-row table:style-name="ro1">
          <table:table-cell/>
          <table:table-cell table:formula="of:=IF(NOT(ISNUMBER([.B25]));0;[.B25]+[.$D$4]/20)" office:value-type="float" office:value="0.15" calcext:value-type="float">
            <text:p>0,15</text:p>
          </table:table-cell>
          <table:table-cell table:formula="of:=(1/[.$C$4])*([.$B$4])*([.B26]/2)*([.$D$4]-[.B26])" office:value-type="float" office:value="0.005933544375" calcext:value-type="float">
            <text:p>0,005933544375</text:p>
          </table:table-cell>
          <table:table-cell table:number-columns-repeated="2"/>
        </table:table-row>
        <table:table-row table:style-name="ro1">
          <table:table-cell/>
          <table:table-cell table:formula="of:=IF(NOT(ISNUMBER([.B26]));0;[.B26]+[.$D$4]/20)" office:value-type="float" office:value="0.16" calcext:value-type="float">
            <text:p>0,16</text:p>
          </table:table-cell>
          <table:table-cell table:formula="of:=(1/[.$C$4])*([.$B$4])*([.B27]/2)*([.$D$4]-[.B27])" office:value-type="float" office:value="0.0050632912" calcext:value-type="float">
            <text:p>0,0050632912</text:p>
          </table:table-cell>
          <table:table-cell table:number-columns-repeated="2"/>
        </table:table-row>
        <table:table-row table:style-name="ro1">
          <table:table-cell/>
          <table:table-cell table:formula="of:=IF(NOT(ISNUMBER([.B27]));0;[.B27]+[.$D$4]/20)" office:value-type="float" office:value="0.17" calcext:value-type="float">
            <text:p>0,17</text:p>
          </table:table-cell>
          <table:table-cell table:formula="of:=(1/[.$C$4])*([.$B$4])*([.B28]/2)*([.$D$4]-[.B28])" office:value-type="float" office:value="0.004034810175" calcext:value-type="float">
            <text:p>0,004034810175</text:p>
          </table:table-cell>
          <table:table-cell table:number-columns-repeated="2"/>
        </table:table-row>
        <table:table-row table:style-name="ro1">
          <table:table-cell/>
          <table:table-cell table:formula="of:=IF(NOT(ISNUMBER([.B28]));0;[.B28]+[.$D$4]/20)" office:value-type="float" office:value="0.18" calcext:value-type="float">
            <text:p>0,18</text:p>
          </table:table-cell>
          <table:table-cell table:formula="of:=(1/[.$C$4])*([.$B$4])*([.B29]/2)*([.$D$4]-[.B29])" office:value-type="float" office:value="0.0028481013" calcext:value-type="float">
            <text:p>0,0028481013</text:p>
          </table:table-cell>
          <table:table-cell table:number-columns-repeated="2"/>
        </table:table-row>
        <table:table-row table:style-name="ro1">
          <table:table-cell/>
          <table:table-cell table:formula="of:=IF(NOT(ISNUMBER([.B29]));0;[.B29]+[.$D$4]/20)" office:value-type="float" office:value="0.19" calcext:value-type="float">
            <text:p>0,19</text:p>
          </table:table-cell>
          <table:table-cell table:formula="of:=(1/[.$C$4])*([.$B$4])*([.B30]/2)*([.$D$4]-[.B30])" office:value-type="float" office:value="0.001503164575" calcext:value-type="float">
            <text:p>0,001503164575</text:p>
          </table:table-cell>
          <table:table-cell table:number-columns-repeated="2"/>
        </table:table-row>
        <table:table-row table:style-name="ro1">
          <table:table-cell/>
          <table:table-cell table:formula="of:=IF(NOT(ISNUMBER([.B30]));0;[.B30]+[.$D$4]/20)" office:value-type="float" office:value="0.2" calcext:value-type="float">
            <text:p>0,2</text:p>
          </table:table-cell>
          <table:table-cell table:formula="of:=(1/[.$C$4])*([.$B$4])*([.B31]/2)*([.$D$4]-[.B31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08:54:03.050274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3:46:17.827184410</meta:creation-date>
    <dc:date>2019-10-06T09:21:02.703207365</dc:date>
    <meta:editing-duration>PT13M26S</meta:editing-duration>
    <meta:editing-cycles>2</meta:editing-cycles>
    <meta:generator>LibreOffice/6.0.7.3$Linux_X86_64 LibreOffice_project/00m0$Build-3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B11:Sheet1.C31" svg:x="0.319cm" svg:y="0.18cm" svg:width="12.508cm" svg:height="8.645cm">
          <chartooo:coordinate-region svg:x="1.417cm" svg:y="0.379cm" svg:width="11.07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:Sheet1.C31" chart:class="chart:scatter">
            <chart:domain table:cell-range-address="Sheet1.B11:Sheet1.B3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1:Sheet1.B31</svg:desc>
                </draw:g>
              </table:table-cell>
              <table:table-cell office:value-type="float" office:value="0">
                <text:p>0</text:p>
                <draw:g>
                  <svg:desc>Sheet1.C11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1503164575">
                <text:p>0.001503164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28481013">
                <text:p>0.0028481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4034810175">
                <text:p>0.004034810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50632912">
                <text:p>0.0050632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5933544375">
                <text:p>0.00593354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66455697">
                <text:p>0.0066455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7199367175">
                <text:p>0.007199367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75949368">
                <text:p>0.007594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7832278575">
                <text:p>0.007832278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79113925">
                <text:p>0.0079113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7832278575">
                <text:p>0.007832278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75949368">
                <text:p>0.0075949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7199367175">
                <text:p>0.007199367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66455697">
                <text:p>0.0066455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5933544375">
                <text:p>0.00593354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50632912">
                <text:p>0.0050632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4034810175">
                <text:p>0.004034810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28481013">
                <text:p>0.0028481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1503164575">
                <text:p>0.001503164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